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F000001B3C92C9C05.png" manifest:media-type="image/png"/>
  <manifest:file-entry manifest:full-path="Pictures/100000000000023B000001C79ACC11EA.png" manifest:media-type="image/png"/>
  <manifest:file-entry manifest:full-path="Pictures/1000000000000235000001C7756C85B7.png" manifest:media-type="image/png"/>
  <manifest:file-entry manifest:full-path="Pictures/100000000000021F000001B32E2BA9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a0103" officeooo:paragraph-rsid="001a0103" style:font-size-asian="13.1000003814697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 A</text:p>
      <text:p text:style-name="P1"><draw:frame draw:style-name="fr3" draw:name="Image1" text:anchor-type="char" svg:x="-1.515cm" svg:y="0.219cm" svg:width="9.585cm" svg:height="7.678cm" draw:z-index="0"><draw:image xlink:href="Pictures/100000000000021F000001B32E2BA9BD.png" xlink:type="simple" xlink:show="embed" xlink:actuate="onLoad" draw:mime-type="image/png"/></draw:frame><draw:frame draw:style-name="fr2" draw:name="Image2" text:anchor-type="char" svg:x="8.659cm" svg:y="0.185cm" svg:width="9.747cm" svg:height="7.766cm" draw:z-index="1"><draw:image xlink:href="Pictures/100000000000023B000001C79ACC11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3.623cm" svg:y="0.192cm" svg:width="9.391cm" svg:height="7.523cm" draw:z-index="2"><draw:image xlink:href="Pictures/100000000000021F000001B3C92C9C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 B</text:p>
      <text:p text:style-name="P1"><draw:frame draw:style-name="fr1" draw:name="Image4" text:anchor-type="char" svg:width="12.121cm" svg:height="9.761cm" draw:z-index="3"><draw:image xlink:href="Pictures/1000000000000235000001C7756C85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1:37:03.014949964</meta:creation-date>
    <dc:date>2026-04-01T11:39:26.918462057</dc:date>
    <meta:editing-duration>PT2M24S</meta:editing-duration>
    <meta:editing-cycles>1</meta:editing-cycles>
    <meta:document-statistic meta:table-count="0" meta:image-count="4" meta:object-count="0" meta:page-count="1" meta:paragraph-count="2" meta:word-count="4" meta:character-count="8" meta:non-whitespace-character-count="6"/>
    <meta:generator>LibreOffice/24.2.7.2$Linux_X86_64 LibreOffice_project/420$Build-2</meta:generator>
  </office:meta>
</office:document-meta>
</file>